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572cm" svg:height="1.27cm" svg:x="4.302cm" svg:y="5.318cm">
          <text:p text:style-name="P1"><text:span text:style-name="T1">Concatenation</text:span></text:p>
        </draw:rect>
        <draw:frame draw:style-name="gr2" draw:text-style-name="P3" draw:layer="layout" svg:width="3.302cm" svg:height="1.52cm" svg:x="1.154cm" svg:y="5.418cm">
          <draw:text-box>
            <text:p><text:span text:style-name="T1">Nonce</text:span></text:p>
          </draw:text-box>
        </draw:frame>
        <draw:line draw:style-name="gr3" draw:text-style-name="P1" draw:layer="layout" svg:x1="3.286cm" svg:y1="5.926cm" svg:x2="4.302cm" svg:y2="5.926cm">
          <text:p/>
        </draw:line>
        <draw:line draw:style-name="gr3" draw:text-style-name="P1" draw:layer="layout" svg:x1="6.588cm" svg:y1="2.778cm" svg:x2="6.588cm" svg:y2="5.318cm">
          <text:p/>
        </draw:line>
        <draw:frame draw:style-name="gr4" draw:text-style-name="P3" draw:layer="layout" svg:width="4.064cm" svg:height="1.016cm" svg:x="4.556cm" svg:y="1.862cm">
          <draw:text-box>
            <text:p><text:span text:style-name="T1">Service name</text:span></text:p>
          </draw:text-box>
        </draw:frame>
        <draw:line draw:style-name="gr3" draw:text-style-name="P1" draw:layer="layout" svg:x1="6.588cm" svg:y1="6.588cm" svg:x2="6.588cm" svg:y2="9.128cm">
          <text:p/>
        </draw:line>
        <draw:rect draw:style-name="gr1" draw:text-style-name="P2" draw:layer="layout" svg:width="10.668cm" svg:height="1.27cm" svg:x="4.302cm" svg:y="9.128cm">
          <text:p text:style-name="P1"><text:span text:style-name="T1">HMAC + Multiple hash iterations</text:span></text:p>
        </draw:rect>
        <draw:line draw:style-name="gr3" draw:text-style-name="P1" draw:layer="layout" svg:x1="11.414cm" svg:y1="2.778cm" svg:x2="11.414cm" svg:y2="9.128cm">
          <text:p/>
        </draw:line>
        <draw:frame draw:style-name="gr5" draw:text-style-name="P3" draw:layer="layout" svg:width="4.826cm" svg:height="1.266cm" svg:x="9.128cm" svg:y="1.862cm">
          <draw:text-box>
            <text:p><text:span text:style-name="T1">Master password</text:span></text:p>
          </draw:text-box>
        </draw:frame>
        <draw:frame draw:style-name="gr6" draw:text-style-name="P3" draw:layer="layout" svg:width="6.096cm" svg:height="0.878cm" svg:x="6.842cm" svg:y="12.176cm">
          <draw:text-box>
            <text:p><text:span text:style-name="T1">Service-specific key</text:span></text:p>
          </draw:text-box>
        </draw:frame>
        <draw:rect draw:style-name="gr1" draw:text-style-name="P2" draw:layer="layout" svg:width="6.096cm" svg:height="1.27cm" svg:x="3.54cm" svg:y="14.208cm">
          <text:p text:style-name="P1"><text:span text:style-name="T1">Password generation</text:span></text:p>
        </draw:rect>
        <draw:rect draw:style-name="gr1" draw:text-style-name="P2" draw:layer="layout" svg:width="8.636cm" svg:height="1.27cm" svg:x="10.398cm" svg:y="14.208cm">
          <text:p text:style-name="P1"><text:span text:style-name="T1">Password encryption</text:span></text:p>
        </draw:rect>
        <draw:line draw:style-name="gr3" draw:text-style-name="P1" draw:layer="layout" svg:x1="6.588cm" svg:y1="10.398cm" svg:x2="6.588cm" svg:y2="14.208cm">
          <text:p/>
        </draw:line>
        <draw:line draw:style-name="gr7" draw:text-style-name="P1" draw:layer="layout" svg:x1="6.588cm" svg:y1="11.668cm" svg:x2="12.684cm" svg:y2="11.668cm">
          <text:p/>
        </draw:line>
        <draw:line draw:style-name="gr3" draw:text-style-name="P1" draw:layer="layout" svg:x1="12.684cm" svg:y1="11.668cm" svg:x2="12.684cm" svg:y2="14.208cm">
          <text:p/>
        </draw:line>
        <draw:line draw:style-name="gr8" draw:text-style-name="P1" draw:layer="layout" svg:x1="16.748cm" svg:y1="12.938cm" svg:x2="16.748cm" svg:y2="14.208cm">
          <text:p/>
        </draw:line>
        <draw:frame draw:style-name="gr5" draw:text-style-name="P3" draw:layer="layout" svg:width="5.334cm" svg:height="1.505cm" svg:x="14.208cm" svg:y="11.314cm">
          <draw:text-box>
            <text:p text:style-name="P1"><text:span text:style-name="T1">Existing service password</text:span></text:p>
          </draw:text-box>
        </draw:frame>
        <draw:line draw:style-name="gr3" draw:text-style-name="P1" draw:layer="layout" svg:x1="6.588cm" svg:y1="15.478cm" svg:x2="6.588cm" svg:y2="18.018cm">
          <text:p/>
        </draw:line>
        <draw:line draw:style-name="gr3" draw:text-style-name="P1" draw:layer="layout" svg:x1="14.716cm" svg:y1="15.478cm" svg:x2="14.716cm" svg:y2="18.018cm">
          <text:p/>
        </draw:line>
        <draw:frame draw:style-name="gr5" draw:text-style-name="P3" draw:layer="layout" svg:width="5.08cm" svg:height="1.266cm" svg:x="4.048cm" svg:y="18.118cm">
          <draw:text-box>
            <text:p><text:span text:style-name="T1">Service password</text:span></text:p>
          </draw:text-box>
        </draw:frame>
        <draw:frame draw:style-name="gr5" draw:text-style-name="P3" draw:layer="layout" svg:width="7.112cm" svg:height="1.266cm" svg:x="11.114cm" svg:y="18.118cm">
          <draw:text-box>
            <text:p><text:span text:style-name="T1">Secure password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ord Gralouf</meta:initial-creator>
    <meta:creation-date>2012-01-09T16:14:14</meta:creation-date>
    <dc:date>2012-01-09T22:50:55</dc:date>
    <dc:creator>Lord Gralouf</dc:creator>
    <meta:editing-duration>PT32M23S</meta:editing-duration>
    <meta:editing-cycles>8</meta:editing-cycles>
    <meta:generator>LibreOffice/3.3$Unix LibreOffice_project/330m19$Build-401</meta:generator>
    <meta:document-statistic meta:object-count="21"/>
  </office:meta>
</office:document-meta>
</file>